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2ae10" officeooo:paragraph-rsid="0012ae10"/>
    </style:style>
    <style:style style:name="P3" style:family="paragraph" style:parent-style-name="Standard">
      <style:paragraph-properties fo:text-align="start" style:justify-single-word="false"/>
      <style:text-properties officeooo:rsid="0013b74c" officeooo:paragraph-rsid="0013b74c"/>
    </style:style>
    <style:style style:name="T1" style:family="text">
      <style:text-properties officeooo:rsid="0012ae10"/>
    </style:style>
    <style:style style:name="T2" style:family="text">
      <style:text-properties officeooo:rsid="0013b74c"/>
    </style:style>
    <style:style style:name="T3" style:family="text">
      <style:text-properties officeooo:rsid="001449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AUTOMATIC SPEED LIMITER</text:span></text:p>
      <text:p text:style-name="P1"/>
      <text:p text:style-name="P2">Dim A As Byte, C As Byte</text:p>
      <text:p text:style-name="P2">Config Servos=2, Servos1=P3.4, Servos=P3.5, Reload = 50;</text:p>
      <text:p text:style-name="P2"/>
      <text:p text:style-name="P2">nop</text:p>
      <text:p text:style-name="P2">nop</text:p>
      <text:p text:style-name="P2">nop</text:p>
      <text:p text:style-name="P2"/>
      <text:p text:style-name="P2">P1 = H00</text:p>
      <text:p text:style-name="P2">P3=H00</text:p>
      <text:p text:style-name="P2">P0=B000011</text:p>
      <text:p text:style-name="P2">P2=B000011</text:p>
      <text:p text:style-name="P2"/>
      <text:p text:style-name="P2">Speed1 Alias P0.0</text:p>
      <text:p text:style-name="P2">Speed2 Alias P0.1</text:p>
      <text:p text:style-name="P2">Speed3 Alias P0.2</text:p>
      <text:p text:style-name="P2">_left Alias P2.0</text:p>
      <text:p text:style-name="P2">_forward Alias P2.1</text:p>
      <text:p text:style-name="P2">_right Alias P2.2</text:p>
      <text:p text:style-name="P2"/>
      <text:p text:style-name="P2">Red Alias P3.3</text:p>
      <text:p text:style-name="P2">Umber Alias P3.2</text:p>
      <text:p text:style-name="P2">Blue Alias P3.1</text:p>
      <text:p text:style-name="P2">Green Alias P3.0</text:p>
      <text:p text:style-name="P2"/>
      <text:p text:style-name="P2">Waitms 100</text:p>
      <text:p text:style-name="P2"/>
      <text:p text:style-name="P2">While P2 = 7</text:p>
      <text:p text:style-name="P2">Servo1= 220</text:p>
      <text:p text:style-name="P2">Servo2 = 220</text:p>
      <text:p text:style-name="P2">Set Red</text:p>
      <text:p text:style-name="P2">Waitms 5</text:p>
      <text:p text:style-name="P2">Wend</text:p>
      <text:p text:style-name="P2">A = 220</text:p>
      <text:p text:style-name="P2">V = 220</text:p>
      <text:p text:style-name="P2">Set Red</text:p>
      <text:p text:style-name="P2"/>
      <text:p text:style-name="P2">Main:</text:p>
      <text:p text:style-name="P2">nop</text:p>
      <text:p text:style-name="P2">While P2=0</text:p>
      <text:p text:style-name="P2">Wend</text:p>
      <text:p text:style-name="P2">nop</text:p>
      <text:p text:style-name="P2">nop</text:p>
      <text:p text:style-name="P2">If Speed1 =0 Then</text:p>
      <text:p text:style-name="P2">A=170</text:p>
      <text:p text:style-name="P2">C=170</text:p>
      <text:p text:style-name="P2">Set Umber</text:p>
      <text:p text:style-name="P2">Waitms 5</text:p>
      <text:p text:style-name="P2"><text:soft-page-break/>Elseif Speed2 = 0 Then</text:p>
      <text:p text:style-name="P2">A=120</text:p>
      <text:p text:style-name="P2">C=120</text:p>
      <text:p text:style-name="P2">P3=0</text:p>
      <text:p text:style-name="P2">Set Blue</text:p>
      <text:p text:style-name="P2">Waitms 5</text:p>
      <text:p text:style-name="P2">Elseif Speed3 = 0 Then</text:p>
      <text:p text:style-name="P2">A=100</text:p>
      <text:p text:style-name="P2">c=100</text:p>
      <text:p text:style-name="P2">p3=0</text:p>
      <text:p text:style-name="P2">Set Green</text:p>
      <text:p text:style-name="P2">Waitms 5</text:p>
      <text:p text:style-name="P2">End If</text:p>
      <text:p text:style-name="P2">nop </text:p>
      <text:p text:style-name="P2">nop</text:p>
      <text:p text:style-name="P2">nop</text:p>
      <text:p text:style-name="P2">I<text:span text:style-name="T2">P=0 Then</text:span></text:p>
      <text:p text:style-name="P3">Goto Main1</text:p>
      <text:p text:style-name="P3">End If</text:p>
      <text:p text:style-name="P3">If_forward=0 Then</text:p>
      <text:p text:style-name="P3">Goto Dri4 </text:p>
      <text:p text:style-name="P3">Elseif_left=0 Then</text:p>
      <text:p text:style-name="P3">Goto Dri5=0 </text:p>
      <text:p text:style-name="P3">Elseif_right=0 Then</text:p>
      <text:p text:style-name="P3">Goto Dri6</text:p>
      <text:p text:style-name="P3">End If</text:p>
      <text:p text:style-name="P3">Goto Main</text:p>
      <text:p text:style-name="P3"/>
      <text:p text:style-name="P3">Dri4:</text:p>
      <text:p text:style-name="P3">Servo1 = A</text:p>
      <text:p text:style-name="P3">Servo2=C</text:p>
      <text:p text:style-name="P3">Waitms 1</text:p>
      <text:p text:style-name="P3">Goto Main</text:p>
      <text:p text:style-name="P3"/>
      <text:p text:style-name="P3">Dri5:</text:p>
      <text:p text:style-name="P3">Servo1=A</text:p>
      <text:p text:style-name="P3">Servo2=0</text:p>
      <text:p text:style-name="P3">Waitms 1</text:p>
      <text:p text:style-name="P3">Goto Main</text:p>
      <text:p text:style-name="P3"/>
      <text:p text:style-name="P3">Dri6:</text:p>
      <text:p text:style-name="P3">Servo1=0</text:p>
      <text:p text:style-name="P3">Servo2=C</text:p>
      <text:p text:style-name="P3">Waitms 1</text:p>
      <text:p text:style-name="P3">Goto Main</text:p>
      <text:p text:style-name="P3"/>
      <text:p text:style-name="P3">Main1:</text:p>
      <text:p text:style-name="P3">WhileP2=0</text:p>
      <text:p text:style-name="P3">Wend</text:p>
      <text:p text:style-name="P3"><text:soft-page-break/>nop</text:p>
      <text:p text:style-name="P3">nop</text:p>
      <text:p text:style-name="P3">IfSpeed3=0 Then</text:p>
      <text:p text:style-name="P3">A=120</text:p>
      <text:p text:style-name="P3">C=120</text:p>
      <text:p text:style-name="P3">P3=0</text:p>
      <text:p text:style-name="P3">Set Blue</text:p>
      <text:p text:style-name="P3">Waitms 5</text:p>
      <text:p text:style-name="P3">Elseif Speed2 =0</text:p>
      <text:p text:style-name="P3">A=170</text:p>
      <text:p text:style-name="P3">C=17=</text:p>
      <text:p text:style-name="P3">P3=0</text:p>
      <text:p text:style-name="P3">Ser Umber</text:p>
      <text:p text:style-name="P3">Waitms 5</text:p>
      <text:p text:style-name="P3">Elseif Speed1=0 Then</text:p>
      <text:p text:style-name="P3">A=220</text:p>
      <text:p text:style-name="P3">G=220</text:p>
      <text:p text:style-name="P3">P3=0</text:p>
      <text:p text:style-name="P3">Set Red</text:p>
      <text:p text:style-name="P3">Waitms 5</text:p>
      <text:p text:style-name="P3">End if</text:p>
      <text:p text:style-name="P3">nop</text:p>
      <text:p text:style-name="P3">nop</text:p>
      <text:p text:style-name="P3">If P2=0 Then</text:p>
      <text:p text:style-name="P3">Goto Main</text:p>
      <text:p text:style-name="P3">End If</text:p>
      <text:p text:style-name="P3">If_forward=0 Then</text:p>
      <text:p text:style-name="P3">Goto Dri 14</text:p>
      <text:p text:style-name="P3">Elseif_left=0 Then</text:p>
      <text:p text:style-name="P3">Goto Dri15</text:p>
      <text:p text:style-name="P3">Elseif_right=0 Then</text:p>
      <text:p text:style-name="P3">Goto Dri16</text:p>
      <text:p text:style-name="P3">Else If</text:p>
      <text:p text:style-name="P3">Goto main1</text:p>
      <text:p text:style-name="P3"/>
      <text:p text:style-name="P3"/>
      <text:p text:style-name="P3">Dri 14:</text:p>
      <text:p text:style-name="P3">Servo1= A</text:p>
      <text:p text:style-name="P3">Servo2 = C</text:p>
      <text:p text:style-name="P3"><text:s/>Waitms 1</text:p>
      <text:p text:style-name="P3">Goto Main1</text:p>
      <text:p text:style-name="P3"/>
      <text:p text:style-name="P3">Dri 15:</text:p>
      <text:p text:style-name="P3">Servo1= A</text:p>
      <text:p text:style-name="P3">Servo2 = 0</text:p>
      <text:p text:style-name="P3"><text:s/>Waitms 1</text:p>
      <text:p text:style-name="P3">Goto Main1</text:p>
      <text:p text:style-name="P3"/>
      <text:p text:style-name="P3"/>
      <text:p text:style-name="P3"><text:soft-page-break/>Dri 16:</text:p>
      <text:p text:style-name="P3">Servo1= 0</text:p>
      <text:p text:style-name="P3">Servo2 = C <text:s text:c="70"/></text:p>
      <text:p text:style-name="P3"><text:s/>Waitms 1</text:p>
      <text:p text:style-name="P3">Goto Main1</text:p>
      <text:p text:style-name="P3"/>
      <text:p text:style-name="P3">End</text:p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03:57:37.311033888</meta:creation-date>
    <dc:date>2020-08-18T04:24:16.483888096</dc:date>
    <meta:editing-duration>PT1M22S</meta:editing-duration>
    <meta:editing-cycles>1</meta:editing-cycles>
    <meta:document-statistic meta:table-count="0" meta:image-count="0" meta:object-count="0" meta:page-count="4" meta:paragraph-count="136" meta:word-count="267" meta:character-count="1346" meta:non-whitespace-character-count="1137"/>
    <meta:generator>LibreOffice/5.1.6.2$Linux_X86_64 LibreOffice_project/10m0$Build-2</meta:generator>
  </office:meta>
</office:document-meta>
</file>